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c40"/>
    </style:style>
    <style:style style:name="P2" style:family="paragraph" style:parent-style-name="Standard">
      <style:text-properties officeooo:rsid="001d0c40" officeooo:paragraph-rsid="001d0c40"/>
    </style:style>
    <style:style style:name="P3" style:family="paragraph" style:parent-style-name="Standard">
      <style:text-properties fo:font-variant="normal" fo:text-transform="none" fo:color="#000000" style:font-name="Liberation Serif" fo:font-size="12pt" fo:letter-spacing="normal" fo:font-style="normal" fo:font-weight="bold" officeooo:rsid="001d0c40" officeooo:paragraph-rsid="001d0c40" style:font-size-asian="12pt" style:font-size-complex="12pt"/>
    </style:style>
    <style:style style:name="P4" style:family="paragraph" style:parent-style-name="Standard">
      <style:text-properties fo:font-variant="normal" fo:text-transform="none" fo:color="#000000" style:font-name="Liberation Serif" fo:font-size="12pt" fo:letter-spacing="normal" fo:font-style="normal" fo:font-weight="bold" officeooo:rsid="00250d99" officeooo:paragraph-rsid="00250d99" style:font-size-asian="12pt" style:font-weight-asian="bold" style:font-size-complex="12pt" style:font-weight-complex="bold"/>
    </style:style>
    <style:style style:name="P5" style:family="paragraph" style:parent-style-name="Standard">
      <style:text-properties fo:font-variant="normal" fo:text-transform="none" fo:color="#000000" style:font-name="Liberation Serif" fo:font-size="12pt" fo:letter-spacing="normal" fo:font-style="normal" fo:font-weight="normal" officeooo:rsid="001e669b" officeooo:paragraph-rsid="001e669b"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letter-spacing="normal" fo:font-style="normal" fo:font-weight="normal" officeooo:rsid="001f1616" officeooo:paragraph-rsid="001f1616" style:font-size-asian="12pt" style:font-weight-asian="normal" style:font-size-complex="12pt" style:font-weight-complex="normal"/>
    </style:style>
    <style:style style:name="P7" style:family="paragraph" style:parent-style-name="Standard">
      <style:paragraph-properties>
        <style:tab-stops>
          <style:tab-stop style:position="5.609cm"/>
          <style:tab-stop style:position="6.562cm"/>
          <style:tab-stop style:position="7.218cm"/>
        </style:tab-stops>
      </style:paragraph-properties>
      <style:text-properties fo:font-variant="normal" fo:text-transform="none" fo:color="#000000" style:font-name="Liberation Serif" fo:font-size="12pt" fo:letter-spacing="normal" fo:font-style="normal" fo:font-weight="normal" officeooo:rsid="00212b02" officeooo:paragraph-rsid="00212b02"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font-style="normal" fo:font-weight="normal" officeooo:rsid="0023d506" officeooo:paragraph-rsid="0023d506"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rsid="00250d99" officeooo:paragraph-rsid="00250d99"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265860" officeooo:paragraph-rsid="00265860" style:font-size-asian="12pt" style:font-weight-asian="normal" style:font-size-complex="12pt" style:font-weight-complex="normal"/>
    </style:style>
    <style:style style:name="T1" style:family="text">
      <style:text-properties officeooo:rsid="001e669b"/>
    </style:style>
    <style:style style:name="T2" style:family="text">
      <style:text-properties officeooo:rsid="001f1616"/>
    </style:style>
    <style:style style:name="T3" style:family="text">
      <style:text-properties officeooo:rsid="001f5404"/>
    </style:style>
    <style:style style:name="T4" style:family="text">
      <style:text-properties officeooo:rsid="002184b1"/>
    </style:style>
    <style:style style:name="T5" style:family="text">
      <style:text-properties officeooo:rsid="0024a5fc"/>
    </style:style>
    <style:style style:name="T6" style:family="text">
      <style:text-properties officeooo:rsid="00265860"/>
    </style:style>
    <style:style style:name="T7" style:family="text">
      <style:text-properties officeooo:rsid="00271319"/>
    </style:style>
    <style:style style:name="T8" style:family="text">
      <style:text-properties officeooo:rsid="00286f5f"/>
    </style:style>
    <style:style style:name="T9" style:family="text">
      <style:text-properties officeooo:rsid="002a0c2e"/>
    </style:style>
    <style:style style:name="T10" style:family="text">
      <style:text-properties officeooo:rsid="002a9a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all,</text:p>
      <text:p text:style-name="P2">I went through many transfomational experiences. But there is one that transformed and shape my professional life. In the beginning of last year, I started in an organization that embark<text:span text:style-name="T8">ed</text:span> on difficult and unwanted software development project from other companies. Because my organization believe, and has high expectations on their development teams and leaders. I was appointed as one of the team leader<text:span text:style-name="T9">s</text:span> to tackle some <text:span text:style-name="T1">daunted </text:span>project<text:span text:style-name="T1">s.</text:span></text:p>
      <text:p text:style-name="P2"/>
      <text:p text:style-name="P3">My transformational experience</text:p>
      <text:p text:style-name="P5">In August 2015, my team was given a week to produce a software for a newly taxi organization “UBER” in the country. The requirements for the software was unreasonable compare<text:span text:style-name="T2">d</text:span> to the deliverable time <text:span text:style-name="T2">of the finish product. Nevertheless we were demanded to embark on it. Beside the difficult demand, my team were refactor the previous week by the software development manager where by some of my prominent developers were shift to other teams, and I was given new, unexperience developers.</text:span></text:p>
      <text:p text:style-name="P6">Here I'm starting my week with a challenging project to deploy on Friday 2pm with a demo on the presence of executives of UBER and top managers and executives of my organization. <text:span text:style-name="T3">Monday morning I gave a briefing to my team about the project on hand, with details of the requirements. I could read fear and unassertive on them. I encouraged and motivated them about their inner capabilities and potentials. I told them: ”you'll never know who you are till you're challenged”. I asked to each of everyone of them which part of the software they felt capable of coding. Three chose to do the front-end(the visible part, the user-interface(UI): html5, css3, images, Bootstrap, javascript, ect..). As no one chose the back-end(server side, database), I decided to take it on me with the help one of the colleague; as the two remaining colleagues were supervising the work and reminding us of each activity and time to accomplish them. We planned our work to make sure with deliver on target day. </text:span></text:p>
      <text:p text:style-name="P7">The first day went smooth; on Tuesday morning we first proceeded with stand up as usual for any project(recaputilation of the work done the previous day, and what need to be done for the day). The problem arose on Thursday <text:span text:style-name="T4">afternoon when I found out that during the pre-demo with the Software development manager and Information system manager, some of my sever side data were not responding as expected. I reassured the team and the managers that I'll fix them before closing the day. I stayed behind with my colleague till 11pm to make sure everything work properly on my side a the delivery and demo of the final product were the next day Friday 2pm. <text:s/>And I instructed my colleagues working on the front-end to constantly commit and push their work on our common repository for the two main part of the programs to merge as one application software. It was planned that, on Friday morning we'll do the final deployment, feedback and code review. I dicovered in my great surprise on that day, that the front-end was inexistent in the common repository. I called the colleagues responsible of the front-end for explanation. They told me they have pushed to the repo as planned. I asked them to show me, we checked together, and found out they were pushing their work in a different repo not as I required. I knew then we were in deep rage water because by experience, I understood the consequence which was conflict merging if their work were not committed regulary and push in the right repo as required.</text:span></text:p>
      <text:p text:style-name="P8">For me it's basic that any software developer should know when working as a team with different tasks. I merged the front-end as planned, it created conflict where by I needed to go line by line in the codes to fix some redundance and unwanted codes. By 1pm I was battling with last lines of codes, and the Software developer, Information system managers were asking for a last pre-demo before 2pm to make sure everything is on track before presenting to UBER executives. I sweated <text:span text:style-name="T5">for few minutes, and regain some calm and confidence while one of my colleague was explaining what happen and trouble we're facing. I was pusing at that time to last line of code and run the application a voila, everything was working properly and I was checking each of every part of the application. Before I realise the IS manager was shouting loud at me about my incompetence while my department manager was calme telling her to calme down we're use to difficult situations and last minute fix happen sometimes“Laurrain will come out with something positive I know”. I felt so </text:span><text:soft-page-break/><text:span text:style-name="T5">good and great that my direct manager believe in my performance and has such confidence in me. I also believe He knew what he taugth me all these years and what he engrained in me. I was the reflection of himself at a certain stage of my professional life. As he came to me to check what needed to be done, he saw the running application and I told him I just needed to deploy the application. He smile and said: 'let me do it for you'. After making sure my colleague were ready for the demo I decided to head home as I was exhausted and needed some rest.</text:span></text:p>
      <text:p text:style-name="P8"><text:s/></text:p>
      <text:p text:style-name="P4">Leader Lessons and Value in my story for others</text:p>
      <text:p text:style-name="P9">I understood that when working with new unexperi<text:span text:style-name="T10">e</text:span>nce team, I must be more aware on monitoring their work as learning is an ungoing process. Encouragement and motivation is not enough <text:span text:style-name="T6">for good expectation. And in the midst of crisis, I should not focus on the blame that causes the problem, but seek for immediate solutions with calm, self-confidence and good understanding of the problem.</text:span></text:p>
      <text:p text:style-name="P10">Adversity is not always negative. We come out stronger when overcoming adversity and discover ourself better, our potential, capabilities, strength and weakness and how to reshape oursel<text:span text:style-name="T10">ves</text:span>. <text:span text:style-name="T7">That's why crucible situations should be part of our day to day life as we perfect our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0:03:58.378717564</meta:creation-date>
    <dc:date>2016-04-28T00:41:57.305121096</dc:date>
    <meta:editing-duration>PT21H42M59S</meta:editing-duration>
    <meta:editing-cycles>2</meta:editing-cycles>
    <meta:generator>LibreOffice/4.2.8.2$Linux_X86_64 LibreOffice_project/420m0$Build-2</meta:generator>
    <meta:document-statistic meta:table-count="0" meta:image-count="0" meta:object-count="0" meta:page-count="2" meta:paragraph-count="11" meta:word-count="1002" meta:character-count="5803" meta:non-whitespace-character-count="4808"/>
  </office:meta>
</office:document-meta>
</file>